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6f7a5" officeooo:paragraph-rsid="0046f7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Istnieje coś takiego jak switch, hub i router.<text:line-break/>-Hub po prostu kopije wszystkie dane na inne porty </text:p>
      <text:p text:style-name="P1">-Switch czyta adresy mac i przełącza komunikacje</text:p>
      <text:p text:style-name="P1">-router czyta adresy IP, i izoluje siec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11T05:05:58.766289157</dc:date>
    <meta:editing-duration>PT19H27M6S</meta:editing-duration>
    <meta:editing-cycles>35</meta:editing-cycles>
    <meta:document-statistic meta:table-count="0" meta:image-count="0" meta:object-count="0" meta:page-count="1" meta:paragraph-count="3" meta:word-count="31" meta:character-count="187" meta:non-whitespace-character-count="158"/>
  </office:meta>
</office:document-meta>
</file>